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0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Plantilla: Plan de Gestión de la Calidad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Objetivos</text:p>
          </table:table-cell>
          <table:table-cell office:value-type="string" table:style-name="ce2">
            <text:p>Métricas (¿Cómo medimos?)</text:p>
          </table:table-cell>
          <table:table-cell office:value-type="string" table:style-name="ce2">
            <text:p>Actividades (¿Qué hacemos?)</text:p>
          </table:table-cell>
          <table:table-cell office:value-type="string" table:style-name="ce2">
            <text:p>Responsables</text:p>
          </table:table-cell>
          <table:table-cell office:value-type="string" table:style-name="ce2">
            <text:p>Herramienta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Garantizar que la app (web y móvil) sea intuitiva, fiable, segura y de alto rendimiento. Asegurar la compatibilidad con los sensores y las plataformas objetivo.</text:p>
          </table:table-cell>
          <table:table-cell office:value-type="string" table:style-name="ce3">
            <text:p>Tiempo de actualización de datos, <text:s/>Disponibilidad del servicio, Vulnerabilidades, Porcetaje de usuarios de prueba completan tareas clave (ej. configurar una alerta) sin ayuda, <text:s/>funcionalidades principales operativas en iOS, Android y Web.</text:p>
          </table:table-cell>
          <table:table-cell office:value-type="string" table:style-name="ce3">
            <text:p>Revisiones de diseño (UX/UI) y <text:s/>antes de la programación. Pruebas de integración con los diferentes modelos de sensores IoT. Pruebas funcionales para cada nueva funcionalidad. Pruebas para simular miles de sensores conectados. Pruebas de seguridad <text:s/>en el backend y las APIs. Pruebas de usabilidad con usuarios reales en dispositivos. <text:s/>Pruebas de compatibilidad en navegadores (Chrome, Firefox, Safari) y versiones de iOS/Android</text:p>
          </table:table-cell>
          <table:table-cell office:value-type="string" table:style-name="ce3">
            <text:p>Director del Proyecto (Nasratullah Jabarkhil), Equipo de Desarrollo (Diego Santos, Anderson) QA Lead (equipo entero)</text:p>
          </table:table-cell>
          <table:table-cell office:value-type="string" table:style-name="ce3">
            <text:p>Figma (para prototipos y revisión de diseño). Postman (para pruebas de APIs). JUnit / Jest (para pruebas de integración). JMeter / k6 (para pruebas de carga). OWASP ZAP / SonarQube (para ver la seguridad). <text:s/>Jira / Trello (para seguimiento y asignación de tareas)</text:p>
          </table:table-cell>
          <table:table-cell table:number-columns-repeated="16379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Diego Santos Muñoz</meta:initial-creator>
    <dc:creator>Diego Santos Muñoz</dc:creator>
    <meta:creation-date>2025-11-24T10:11:59Z</meta:creation-date>
    <dc:date>2025-12-04T12:07:15Z</dc:date>
    <meta:editing-duration>PT0S</meta:editing-duration>
  </office:meta>
</office:document-meta>
</file>